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" fo:font-size="14pt" style:font-size-asian="12.25pt" style:font-size-complex="14pt"/>
    </style:style>
    <style:style style:name="P2" style:family="paragraph" style:parent-style-name="Standard">
      <style:text-properties style:font-name="Times New Roman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paragraph-rsid="001e51b2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officeooo:paragraph-rsid="001e51b2" style:font-size-asian="12.25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Цифровой Щит: Страхование от ИИ-мошенничества</text:span> </text:p>
      <text:p text:style-name="P1">Первая в мире специализированная страховка для физлиц от deepfake/voice cloning атак</text:p>
      <text:p text:style-name="P1"/>
      <text:p text:style-name="P2"><text:s/>Суть продукта</text:p>
      <text:p text:style-name="P1">Годовая страховка, компенсирующая убытки, если мошенники:</text:p>
      <text:p text:style-name="P1">- Взяли кредит/микрозайм с использованием вашего поддельного голоса или лица</text:p>
      <text:p text:style-name="P1">- Выманили деньги у родственников через deepfake-звонок</text:p>
      <text:p text:style-name="P1"/>
      <text:p text:style-name="P1"><text:s/><text:span text:style-name="T1">Уникальность</text:span></text:p>
      <text:p text:style-name="P1">- Первый продукт в РФ/мире для физических лиц (аналоги есть только для бизнеса)</text:p>
      <text:p text:style-name="P1">- Вирусный тариф: "Страховка за 2.5 минуты за 2 500 рублей"</text:p>
      <text:p text:style-name="P1">- Технология верификации deepfake через партнерские лаборатории (NTechLab/SberDevices)</text:p>
      <text:p text:style-name="P1"/>
      <text:p text:style-name="P3">Страховые случаи</text:p>
      <text:p text:style-name="P4">Покрытие включается при:</text:p>
      <text:p text:style-name="P4">1. Финансовые потери от кредитов/займов, оформленных мошенниками через подделку биометрии</text:p>
      <text:p text:style-name="P4">2. Доказанный факт deepfake/voice cloning (через аккредитованную лабораторию)</text:p>
      <text:p text:style-name="P4"/>
      <text:p text:style-name="P4"><text:s/><text:span text:style-name="T1">Тарифные планы</text:span></text:p>
      <text:p text:style-name="P3"/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4">План</text:p>
          </table:table-cell>
          <table:table-cell table:style-name="Таблица1.A1" office:value-type="string">
            <text:p text:style-name="P4">Стоимость</text:p>
          </table:table-cell>
          <table:table-cell table:style-name="Таблица1.A1" office:value-type="string">
            <text:p text:style-name="P4">Покрытие</text:p>
          </table:table-cell>
          <table:table-cell table:style-name="Таблица1.D1" office:value-type="string">
            <text:p text:style-name="P4">Особенности</text:p>
          </table:table-cell>
        </table:table-row>
        <table:table-row>
          <table:table-cell table:style-name="Таблица1.A2" office:value-type="string">
            <text:p text:style-name="P4">Базовый</text:p>
          </table:table-cell>
          <table:table-cell table:style-name="Таблица1.A2" office:value-type="string">
            <text:p text:style-name="P4">2 500 ₽</text:p>
          </table:table-cell>
          <table:table-cell table:style-name="Таблица1.A2" office:value-type="string">
            <text:p text:style-name="P4">50 000 ₽</text:p>
          </table:table-cell>
          <table:table-cell table:style-name="Таблица1.D2" office:value-type="string">
            <text:p text:style-name="P4">Оформление за 2.5 минуты</text:p>
          </table:table-cell>
        </table:table-row>
        <table:table-row>
          <table:table-cell table:style-name="Таблица1.A2" office:value-type="string">
            <text:p text:style-name="P4">Ultra</text:p>
          </table:table-cell>
          <table:table-cell table:style-name="Таблица1.A2" office:value-type="string">
            <text:p text:style-name="P4">5 000 ₽</text:p>
          </table:table-cell>
          <table:table-cell table:style-name="Таблица1.A2" office:value-type="string">
            <text:p text:style-name="P4">100 000 ₽</text:p>
          </table:table-cell>
          <table:table-cell table:style-name="Таблица1.D2" office:value-type="string">
            <text:p text:style-name="P4">Мониторинг цифрового следа</text:p>
          </table:table-cell>
        </table:table-row>
        <table:table-row>
          <table:table-cell table:style-name="Таблица1.A2" office:value-type="string">
            <text:p text:style-name="P4">Gold</text:p>
          </table:table-cell>
          <table:table-cell table:style-name="Таблица1.A2" office:value-type="string">
            <text:p text:style-name="P4">10 000 ₽ </text:p>
          </table:table-cell>
          <table:table-cell table:style-name="Таблица1.A2" office:value-type="string">
            <text:p text:style-name="P4">250 000 ₽</text:p>
          </table:table-cell>
          <table:table-cell table:style-name="Таблица1.D2" office:value-type="string">
            <text:p text:style-name="P4">Персональный менеджер </text:p>
          </table:table-cell>
        </table:table-row>
      </table:table>
      <text:p text:style-name="P3"/>
      <text:p text:style-name="P4"/>
      <text:p text:style-name="P4"/>
      <text:p text:style-name="P3">Технологическая цепочка</text:p>
      <text:p text:style-name="P4">1. Клиент → Запись биометрии при оформлении</text:p>
      <text:p text:style-name="P4">2. Хранение эталона в защищенном хранилище СК</text:p>
      <text:p text:style-name="P4">3. При мошенничестве → Экспертиза в NTechLab/SberDevices</text:p>
      <text:p text:style-name="P4">4. Выплата при подтверждении deepfake</text:p>
      <text:p text:style-name="P1"/>
      <text:p text:style-name="P1"/>
      <text:p text:style-name="P2"><text:soft-page-break/>Прогноз рентабельности (1000 клиентов)</text:p>
      <text:p text:style-name="P1"/>
      <text:p text:style-name="P1">Сбор премий:</text:p>
      <text:p text:style-name="P1">- Базовый (600 чел.): 600 × 2 500 ₽ = 1 500 000 ₽</text:p>
      <text:p text:style-name="P1">- Ultra (300 чел.): 300 × 5 000 ₽ = 1 500 000 ₽</text:p>
      <text:p text:style-name="P1">- Gold (100 чел.): 100 × 10 000 ₽ = 1 000 000 ₽ <text:s/></text:p>
      <text:p text:style-name="P1">Итого: 4 000 000 ₽</text:p>
      <text:p text:style-name="P1"/>
      <text:p text:style-name="P1">Расходы:</text:p>
      <text:p text:style-name="P1">- Выплаты (70%/65%/60%): 2 625 000 ₽</text:p>
      <text:p text:style-name="P1">- Операционные затраты (25%/30%/40%): 1 225 000 ₽ <text:s/></text:p>
      <text:p text:style-name="P1">Итого расходы: 3 850 000 ₽</text:p>
      <text:p text:style-name="P1"/>
      <text:p text:style-name="P1"><text:s/>Прибыль:</text:p>
      <text:p text:style-name="P1">150 000 ₽ (3.75% маржа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3T22:12:33.194534400</meta:creation-date>
    <dc:date>2025-07-13T22:22:32.150313400</dc:date>
    <meta:editing-duration>PT10M</meta:editing-duration>
    <meta:editing-cycles>1</meta:editing-cycles>
    <meta:document-statistic meta:table-count="1" meta:image-count="0" meta:object-count="0" meta:page-count="2" meta:paragraph-count="48" meta:word-count="242" meta:character-count="1530" meta:non-whitespace-character-count="1324"/>
    <meta:generator>LibreOffice/25.2.4.3$Windows_X86_64 LibreOffice_project/33e196637044ead23f5c3226cde09b47731f7e27</meta:generator>
  </office:meta>
</office:document-meta>
</file>